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657" officeooo:paragraph-rsid="001c8657"/>
    </style:style>
    <style:style style:name="P2" style:family="paragraph" style:parent-style-name="Standard">
      <style:text-properties officeooo:rsid="001e3c5b" officeooo:paragraph-rsid="001e3c5b"/>
    </style:style>
    <style:style style:name="P3" style:family="paragraph" style:parent-style-name="Standard">
      <style:text-properties officeooo:rsid="001f3048" officeooo:paragraph-rsid="001f3048"/>
    </style:style>
    <style:style style:name="P4" style:family="paragraph" style:parent-style-name="Standard">
      <style:text-properties officeooo:rsid="0025bb14" officeooo:paragraph-rsid="0025bb14"/>
    </style:style>
    <style:style style:name="P5" style:family="paragraph" style:parent-style-name="Standard">
      <style:text-properties officeooo:rsid="0027d9aa" officeooo:paragraph-rsid="0027d9aa"/>
    </style:style>
    <style:style style:name="P6" style:family="paragraph" style:parent-style-name="Standard">
      <style:text-properties officeooo:rsid="00289f13" officeooo:paragraph-rsid="00289f13"/>
    </style:style>
    <style:style style:name="P7" style:family="paragraph" style:parent-style-name="Standard">
      <style:text-properties officeooo:rsid="0029a997" officeooo:paragraph-rsid="0029a997"/>
    </style:style>
    <style:style style:name="P8" style:family="paragraph" style:parent-style-name="Standard">
      <style:text-properties officeooo:rsid="002a288a" officeooo:paragraph-rsid="002a288a"/>
    </style:style>
    <style:style style:name="P9" style:family="paragraph" style:parent-style-name="Standard">
      <style:paragraph-properties fo:break-before="page"/>
      <style:text-properties officeooo:rsid="0025bb14" officeooo:paragraph-rsid="0025bb14"/>
    </style:style>
    <style:style style:name="P10" style:family="paragraph" style:parent-style-name="Standard">
      <style:text-properties officeooo:rsid="002a8cda" officeooo:paragraph-rsid="002a8cda"/>
    </style:style>
    <style:style style:name="P11" style:family="paragraph" style:parent-style-name="Standard">
      <style:text-properties officeooo:rsid="002bd45a" officeooo:paragraph-rsid="002bd45a"/>
    </style:style>
    <style:style style:name="T1" style:family="text">
      <style:text-properties officeooo:rsid="001c8657"/>
    </style:style>
    <style:style style:name="T2" style:family="text">
      <style:text-properties officeooo:rsid="001e3c5b"/>
    </style:style>
    <style:style style:name="T3" style:family="text">
      <style:text-properties officeooo:rsid="001f3048"/>
    </style:style>
    <style:style style:name="T4" style:family="text">
      <style:text-properties officeooo:rsid="0020b316"/>
    </style:style>
    <style:style style:name="T5" style:family="text">
      <style:text-properties officeooo:rsid="0021930a"/>
    </style:style>
    <style:style style:name="T6" style:family="text">
      <style:text-properties officeooo:rsid="002326f3"/>
    </style:style>
    <style:style style:name="T7" style:family="text">
      <style:text-properties officeooo:rsid="0024da67"/>
    </style:style>
    <style:style style:name="T8" style:family="text">
      <style:text-properties officeooo:rsid="0025bb14"/>
    </style:style>
    <style:style style:name="T9" style:family="text">
      <style:text-properties officeooo:rsid="0026fc6d"/>
    </style:style>
    <style:style style:name="T10" style:family="text">
      <style:text-properties officeooo:rsid="0027d9aa"/>
    </style:style>
    <style:style style:name="T11" style:family="text">
      <style:text-properties officeooo:rsid="00289f13"/>
    </style:style>
    <style:style style:name="T12" style:family="text">
      <style:text-properties officeooo:rsid="0029a997"/>
    </style:style>
    <style:style style:name="T13" style:family="text">
      <style:text-properties officeooo:rsid="002a28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so...</text:p>
      <text:p text:style-name="Standard">dies Bild gleicht einer ZwangsJacke, oder?</text:p>
      <text:p text:style-name="Standard">Ihr seht:"es ist mir in die Wiege gelegt!"; vielmehr epigenetisch habe ich vom Urgrossvater mütterlicherseits (Satanist) und Grossvater väterlicherseits (EugenikOpfer), sowie den "Besonderheiten" meiner Eltern ein Erbe angetreten und dies gilt es aufzulösen, hierin sehe ich meine Seelenaufgabe. Ohne jedoch das was mich eigen macht ausser Acht zu lassen, es zu fördern und liebvoll zu leben.</text:p>
      <text:p text:style-name="Standard"/>
      <text:p text:style-name="Standard">Ich war gerade zwölf Jahre alt, als ich meinen Vater erstickt in seinem Bett auffand. Ich war allein mit ihm. Er hatte, nachdem er den Frankreich- und Russlandfeldzug in der SS mitgemacht hatte, verwundet wurde, sich eine Lungenentzündung zugezogen, die er niemals auskurieren konnte und so ein Emph<text:span text:style-name="T7">y</text:span>sem entwickelt, an dem er dann verstorben ist.</text:p>
      <text:p text:style-name="Standard">In meiner Menage a trois, zehn Jahre später dann entwickelte ich auch aufgrund meiner Ausbildung/Berufstätigkeit ein BurnOut, das damals noch kein Begriff war. Suizidal schwangte ich zwischen "da musst du allein durch" und "hilfe, ich brauche Hilfe" <text:span text:style-name="T1">und der Hilferuf gewann.</text:span></text:p>
      <text:p text:style-name="P1">Zuvor suchte sich das o.e. Trauma Platz in einer Psychose. Ich sprach mit Tieren und sie antworteten; <text:span text:style-name="T2">ich befand mich ihm Christusbewusstsein – damals ebensowenig ein Begriff; visionierte schlaflos eine despotische Zukunft und fühlte mich beobachtet, ja gar verfolgt. </text:span><text:span text:style-name="T9">Von Staatsseite, denn mein Bezug zu Ordnungskräften war lange bereits angespannt (Brockdorf).</text:span></text:p>
      <text:p text:style-name="P1"/>
      <text:p text:style-name="P1">„<text:span text:style-name="T2">Hier haben sie was zur Nacht!“, <text:s/>waren die Worte der Krankenschwester in der WkfP-Bochum während meines aller ersten Aufenthalts in der Psychiatrie.</text:span></text:p>
      <text:p text:style-name="P2">Zuvor hatte meine älteste Schwester als erstes, also nicht ich, in meiner Abwesenheit mit dem Arzt in der Aufnahme verhandelt, dass ich dort ein Bbett bekam, denn zuständig wäre die Dortmunder (Aplerbeck) WkfP<text:span text:style-name="T3">(damals, WestfälischeKlinikFürPsychiatrie)</text:span> gewesen.</text:p>
      <text:p text:style-name="P3">Enzomisch-<text:span text:style-name="T8">suizidal</text:span> wie ich war, schluckte ich die in einem Pinnchen bereitgestellte Flüssigkeit OHNE zu hinterfragen was es denn sei. Ein Ausdruck meiner Verzweiflung denke ich heute. Und ich konnte endlich schlafen. Dann jedoch, beim Frühstück im Essaal, verkrampfte ich derart, dass meine inzwischen auch anwesende Mutter rief:“Mein Junge, mein Junge, was habt ihr mit meinem Jungen gemacht?“, ich hörte dies und versuchte verzweifelt den Krampf zu lösen. Ohne Erfolg, ein grausames Gefühl der Ohnmacht und des Ausgeliefertseins brannte in mir.</text:p>
      <text:p text:style-name="P3">Später dann wurde mir mein Krampf als HaloperidolAllergie ausgelegt, dabei war es „nur“ eine Überdosierung, denn Jahre darauf absolvierte ich unter Haldol zehn-stunden Schichten. <text:span text:style-name="T4">Zum Lösen des Krampfs bekam ich Akineton </text:span><text:span text:style-name="T5">gespritzt</text:span><text:span text:style-name="T4">, ein Parkinsonpräparat und endlich war ich zurück. </text:span><text:span text:style-name="T5">Um jedoch dann aufgewühlt zu erfahren welchen Weg ich gewählt hatte, anhand der </text:span><text:span text:style-name="T6">G</text:span><text:span text:style-name="T5">estalten um mich herum UND der ständig verschlossenen Tür zur Station.</text:span></text:p>
      <text:p text:style-name="P3">„<text:span text:style-name="T8">Komme ich hier je wieder raus?“, fragte meine innere Stimme und heute bin ich mir bewusst: Bisher nicht völlig!, als Antwort. Auch wenn ich nach rund zwei Wochen auf die TherapieStation verlegt wurde, die Erfahrungen aus <text:s/>der „Geschlossenen“ hinter mir lassend, sollten weitere, zahlreiche, teilweise Zwangs-, Aufenthalte folgen.</text:span></text:p>
      <text:p text:style-name="P3"/>
      <text:p text:style-name="P4">Es war die Zeit der dt. Wende. Vieles im Aufbruch, zusammen brach mein aufdoktroiertes Weltbild der MachtBlöcke. <text:span text:style-name="T10">Genauso wie mein eh schon lang angeknackstes Selbstbild.</text:span></text:p>
      <text:p text:style-name="P5">Nach sechs ! Wochen glaubte ich wiederhergestellt zu sein und bewarb mich noch aus der Klinik heraus auf einen neuen Arbeitsplatz. Denn ein Aspekt meiner Erkrankung war sicherlich meine UnterTageTätigkeit und so kam ich wohnortnah in einem Stahlverarbeitenden Kleinbetrieb unter, nachdem ich bei der RAG gekündigt hatte, mit einem Halbjahresvertrag. Bereits bei der persönlichen Vorstellung spielte ich mit offenen Karten und erwähnte meinen Klinikaufenthalt.</text:p>
      <text:p text:style-name="P5">Die KifferClique in der ich ein Gros meiner Freizeit verbrachte, riet mir damals von der Einnahme der Medies ab. Stattdessen sollte ich lieber mehr kiffen, meinten sie. Hätte ich mal drauf gehört!?</text:p>
      <text:p text:style-name="P5">Der Vertrag lief aus. Arbeitslosigkeit, Drogen &amp; Alkohol <text:span text:style-name="T11">sinnfreies Zeittotschlagen sorgten dann, ein Jahr nach meinem ersten Aufenthalt, dafür, dass ich mich zum Jahreswechsel `90/‘91 im selben </text:span><text:soft-page-break/><text:span text:style-name="T11">Einzelzimmer in Bochum wiederfand. Und mir dämmerte, es wird wohl noch eine ganze Zeit dauern, bis ich heil bin.</text:span></text:p>
      <text:p text:style-name="P6">Denn,</text:p>
      <text:p text:style-name="P6">inzwischen nahm ich eine FluanxolDepotSpritze und war weiterhin in der o.g. Clique, erwerbslos, dennoch mit Musik beschäftigt (Band), in neuer Wohnung und dann zerissener als je zuvor wählte ich in einem verzweifelten (suizidal) Moment meine damalige Neurologin an:</text:p>
      <text:p text:style-name="P6">„Entweder Frau Doktor bewegt sofort ihren Arsch in meine Wohnung, oder ich weiss nicht mehr was ich tue!“. Dem ging erneut Wahnvorstellungen (paranoid) und ähnliche Effekte wie bereits ein Jahr zuvor voraus. <text:span text:style-name="T12">Es klingelte, erwartungsvoll ging ich zu Tür, jedoch beim Öffnen versuchte ich vergeblich zwei Männer (Polizei und Ordnungsamt) zurück zu drängen.</text:span></text:p>
      <text:p text:style-name="P7">Die Frage ob ich zu Frau Doktor gebracht werden, oder ob sie zu mir kommen sollte beantwortete ich mit der ersten Option, sie erschien mir praktikabeler, die Herren waren ja eh schon hier :-) .</text:p>
      <text:p text:style-name="P7"/>
      <text:p text:style-name="P7">Zwar hatte ich inzwischen einen neuen Job und, falls ich recht erinnere, gerade eine Krankschreibung, allerdings auch die Episode „der Bademanteltrip“:</text:p>
      <text:p text:style-name="P7">Die o.e. MenageAtrois hing mir noch immer nach, bzw. war noch nicht zuende und ich machte neben mir vor allem meine Mutter für mein Fehlverhalten verantwortlich (Ödypus). <text:span text:style-name="T13">Schließlich, meine älteren Schwestern waren beim tod meines Vaters bereits ausgezogen, wollte die Mutter nicht noch ihren Sohn und der nicht noch seine Mutter verlieren, nachdem das Familienoberhaupt bereits gegangen war. Entsprechend schräg war unser Verhältnis.</text:span></text:p>
      <text:p text:style-name="P8">Ich hatte mal wieder hohes Schlafdefizit, als ich lediglich mit Unterhose und Bademantel bekleidet (etwa 5°C) zum Morgengrauen in die zwei Strassen entfernte Telefonzelle ging und 110 wählte, mit der Aussage ich hätte per psychischem Druck meine Mutter umgebracht und kehrte in meine WHG zurück, wo ich dann den Anruf zur Neurologin tätigte.</text:p>
      <text:p text:style-name="P10">Die 2 Herren buxierten mich zunächst zum Haus meiner Mutter, um nach zu schauen. Aus der WHG der Nachbarn wurden Fotos von mir im Peterwagen gemacht, die Zwei kehrten zurück, es sei alles in Ordnung und wir setzten die Fahrt zur NeuroPraxis fort. Unterwegs murmelten sie etwas von „wir wissen ja wo das endet“ und so sollte es auch geschehen. Die Ärztin stelle die Formulare zum PsychKG aus und so bekam ich meine erste Zwangseinweisung, diesmal nach Aplerbeck, da ja zuständig laut Wohnort.</text:p>
      <text:p text:style-name="P10"/>
      <text:p text:style-name="P11">Teil 3 demnächst … :-) !</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07:37:08.313244046</meta:creation-date>
    <dc:date>2021-04-06T05:03:07.144038293</dc:date>
    <meta:editing-duration>PT45M55S</meta:editing-duration>
    <meta:editing-cycles>10</meta:editing-cycles>
    <meta:generator>LibreOffice/6.4.6.2$Linux_X86_64 LibreOffice_project/40$Build-2</meta:generator>
    <meta:document-statistic meta:table-count="0" meta:image-count="0" meta:object-count="0" meta:page-count="3" meta:paragraph-count="24" meta:word-count="977" meta:character-count="6529" meta:non-whitespace-character-count="5573"/>
  </office:meta>
</office:document-meta>
</file>